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table:align="margins"/>
    </style:style>
    <style:style style:name="Table1.A" style:family="table-column">
      <style:table-column-properties style:column-width="1.09cm" style:rel-column-width="4200*"/>
    </style:style>
    <style:style style:name="Table1.B" style:family="table-column">
      <style:table-column-properties style:column-width="5.315cm" style:rel-column-width="20480*"/>
    </style:style>
    <style:style style:name="Table1.C" style:family="table-column">
      <style:table-column-properties style:column-width="3.39cm" style:rel-column-width="13064*"/>
    </style:style>
    <style:style style:name="Table1.D" style:family="table-column">
      <style:table-column-properties style:column-width="7.211cm" style:rel-column-width="277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weight="bold" officeooo:rsid="0091c010" officeooo:paragraph-rsid="0091c010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paragraph-rsid="007711d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officeooo:rsid="00755009" officeooo:paragraph-rsid="0098caba" style:font-size-asian="10pt" style:font-size-complex="10pt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text-properties fo:font-size="8pt" officeooo:rsid="00755009" officeooo:paragraph-rsid="00755009" style:font-size-asian="8pt" style:font-size-complex="8pt"/>
    </style:style>
    <style:style style:name="P8" style:family="paragraph" style:parent-style-name="Table_20_Contents">
      <style:text-properties fo:font-size="8pt" officeooo:paragraph-rsid="00743789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841797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9pt" fo:font-weight="bold" officeooo:rsid="008dc16e" officeooo:paragraph-rsid="008dc16e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743789" officeooo:paragraph-rsid="00743789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font-size="12pt" style:font-size-asian="12pt" style:font-size-complex="12pt"/>
    </style:style>
    <style:style style:name="P14" style:family="paragraph" style:parent-style-name="Header">
      <style:paragraph-properties fo:text-align="center" style:justify-single-word="false"/>
      <style:text-properties fo:font-size="13pt" fo:font-weight="bold" officeooo:rsid="00adcd69" officeooo:paragraph-rsid="0099e6ee" style:font-size-asian="13pt" style:font-weight-asian="bold" style:font-size-complex="13pt" style:font-weight-complex="bold"/>
    </style:style>
    <style:style style:name="P15" style:family="paragraph" style:parent-style-name="Header">
      <style:paragraph-properties fo:text-align="center" style:justify-single-word="false"/>
      <style:text-properties fo:font-size="11pt" fo:font-weight="bold" officeooo:rsid="00adcd69" officeooo:paragraph-rsid="009ae93c" style:font-size-asian="11pt" style:font-weight-asian="bold" style:font-size-complex="11pt" style:font-weight-complex="bold"/>
    </style:style>
    <style:style style:name="P16" style:family="paragraph" style:parent-style-name="Table_20_Contents" style:list-style-name="">
      <style:paragraph-properties fo:text-align="end" style:justify-single-word="false" fo:break-before="column"/>
      <style:text-properties style:font-name="Arial" fo:font-size="10pt" fo:font-weight="bold" officeooo:rsid="004617a3" officeooo:paragraph-rsid="008b665a" style:font-size-asian="10pt" style:font-weight-asian="bold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932f99"/>
    </style:style>
    <style:style style:name="T3" style:family="text">
      <style:text-properties officeooo:rsid="003b7db6"/>
    </style:style>
    <style:style style:name="T4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5" style:family="text">
      <style:text-properties officeooo:rsid="0090cdea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<text:span text:style-name="Source_20_Text"><text:span text:style-name="T4">Page </text:span></text:span><text:span text:style-name="Source_20_Text"><text:span text:style-name="T4"><text:page-number text:select-page="current">1</text:page-number></text:span></text:span><text:span text:style-name="Source_20_Text"><text:span text:style-name="T4"> of </text:span></text:span><text:span text:style-name="Source_20_Text"><text:span text:style-name="T4"><text:page-count>1</text:page-count>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Sr No.</text:p>
          </table:table-cell>
          <table:table-cell table:style-name="Table1.A1" office:value-type="string">
            <text:p text:style-name="P11">Invoice No</text:p>
          </table:table-cell>
          <table:table-cell table:style-name="Table1.A1" office:value-type="string">
            <text:p text:style-name="P11">Days</text:p>
          </table:table-cell>
          <table:table-cell table:style-name="Table1.D1" office:value-type="string">
            <text:p text:style-name="P11"><text:span text:style-name="T5">Residual </text:span>Amount</text:p>
          </table:table-cell>
        </table:table-row>
        <table:table-row>
          <table:table-cell table:style-name="Table1.A2" table:number-columns-spanned="4" office:value-type="string">
            <text:p text:style-name="P4"><text:text-input text:description="&lt;for each=&quot;line in get_move_lines(o)&quot;&gt;">For start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"><text:text-input text:description="&lt;if test=&quot;len(line['partner'])&gt;0&quot;&gt;">If partne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13"><text:text-input text:description="&lt;line['partner']&gt;">Partne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"><text:text-input text:description="&lt;/if&gt;">End If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7"><text:text-input text:description="&lt;if test=&quot;len(line['invoice'])&gt;0&quot;&gt;">If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le1.A7" office:value-type="string">
            <text:p text:style-name="P7"><text:text-input text:description="&lt;line['sr_no']&gt;">Sr No</text:text-input></text:p>
          </table:table-cell>
          <table:table-cell table:style-name="Table1.A7" office:value-type="string">
            <text:p text:style-name="P8"><text:text-input text:description="&lt;line['invoice']&gt;">Invoice</text:text-input></text:p>
          </table:table-cell>
          <table:table-cell table:style-name="Table1.A7" office:value-type="string">
            <text:p text:style-name="P6"><text:text-input text:description="&lt;line['days']&gt;">days</text:text-input></text:p>
          </table:table-cell>
          <table:table-cell table:style-name="Table1.A2" office:value-type="string">
            <text:p text:style-name="P9"><text:text-input text:description="&lt;line['amount']&gt;">Amount</text:text-input></text:p>
          </table:table-cell>
        </table:table-row>
        <table:table-row>
          <table:table-cell table:style-name="Table1.A2" table:number-columns-spanned="4" office:value-type="string">
            <text:p text:style-name="P5"><text:text-input text:description="&lt;/if&gt;">End If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"><text:text-input text:description="&lt;/for&gt;">For end</text:text-input></text:p>
          </table:table-cell>
          <table:covered-table-cell/>
          <table:covered-table-cell/>
          <table:covered-table-cell/>
        </table:table-row>
      </table:table>
      <text:p text:style-name="P10">Printed on <text:date style:data-style-name="N79" text:date-value="2017-01-31T11:29:10.752724916">Tuesday, January 31, 2017</text:date> at <text:time style:data-style-name="N42" text:time-value="2017-01-31T11:29:10.752855045">11:29 A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adcd69" officeooo:paragraph-rsid="0099e6ee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9ae93c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pt" fo:font-weight="bold" officeooo:rsid="0091c010" officeooo:paragraph-rsid="0091c010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paragraph-rsid="007711d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officeooo:rsid="00932f99"/>
    </style:style>
    <style:style style:name="MT3" style:family="text">
      <style:text-properties officeooo:rsid="003b7db6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cm" fo:margin-left="0cm" fo:margin-right="0cm" fo:margin-bottom="0.3cm" style:dynamic-spacing="false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Customer Ag<text:span text:style-name="MT2">e</text:span>ing Report</text:p>
        <text:p text:style-name="MP4"><text:span text:style-name="MT3">DATE </text:span><text:span text:style-name="MT3"><text:date style:data-style-name="N79" text:date-value="2017-01-31T11:29:10.726309348">Tuesday, January 31, 2017</text:date></text:span></text:p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1-31T11:29:10.649098088</dc:date>
    <meta:editing-duration>PT4H54M34S</meta:editing-duration>
    <meta:editing-cycles>88</meta:editing-cycles>
    <meta:generator>LibreOffice/4.2.8.2$Linux_X86_64 LibreOffice_project/420m0$Build-2</meta:generator>
    <meta:document-statistic meta:table-count="1" meta:image-count="0" meta:object-count="0" meta:page-count="1" meta:paragraph-count="21" meta:word-count="76" meta:character-count="278" meta:non-whitespace-character-count="247"/>
  </office:meta>
</office:document-meta>
</file>